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98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738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Default-notes" style:list-style-name="L1">
      <style:graphic-properties draw:stroke="none" draw:fill="none" draw:fill-color="#ffffff" draw:auto-grow-height="true" fo:min-height="11.388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56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609cm" fo:min-width="0cm" fo:padding-top="0cm" fo:padding-bottom="0cm" fo:padding-left="0cm" fo:padding-right="0cm" fo:wrap-option="wrap" draw:shadow="hidden" draw:shadow-color="#808080"/>
    </style:style>
    <style:style style:name="pr6" style:family="presentation" style:parent-style-name="Default-notes" style:list-style-name="L1">
      <style:graphic-properties draw:stroke="none" draw:fill="none" draw:fill-color="#ffffff" draw:auto-grow-height="true" fo:min-height="11.388cm" draw:shadow="hidden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795cm" fo:min-width="0cm" fo:padding-top="0cm" fo:padding-bottom="0cm" fo:padding-left="0cm" fo:padding-right="0cm" fo:wrap-option="wrap" draw:shadow="hidden" draw:shadow-color="#808080"/>
    </style:style>
    <style:style style:name="pr8" style:family="presentation" style:parent-style-name="Default-notes" style:list-style-name="L1">
      <style:graphic-properties draw:stroke="none" draw:fill="none" draw:fill-color="#ffffff" draw:auto-grow-height="true" fo:min-height="11.388cm" draw:shadow="hidden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255cm" fo:min-width="0cm" fo:padding-top="0cm" fo:padding-bottom="0cm" fo:padding-left="0cm" fo:padding-right="0cm" fo:wrap-option="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966cm" fo:min-width="0cm" fo:padding-top="0cm" fo:padding-bottom="0cm" fo:padding-left="0cm" fo:padding-right="0cm" fo:wrap-option="wrap" draw:shadow="hidden" draw:shadow-color="#808080"/>
    </style:style>
    <style:style style:name="pr11" style:family="presentation" style:parent-style-name="Default-notes" style:list-style-name="L1">
      <style:graphic-properties draw:stroke="none" draw:fill="none" draw:fill-color="#ffffff" draw:auto-grow-height="true" fo:min-height="11.388cm" draw:shadow="hidden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892cm" fo:min-width="0cm" fo:padding-top="0cm" fo:padding-bottom="0cm" fo:padding-left="0cm" fo:padding-right="0cm" fo:wrap-option="wrap" draw:shadow="hidden" draw:shadow-color="#808080"/>
    </style:style>
    <style:style style:name="pr13" style:family="presentation" style:parent-style-name="Default-notes" style:list-style-name="L1">
      <style:graphic-properties draw:stroke="none" draw:fill="none" draw:fill-color="#ffffff" draw:auto-grow-height="true" fo:min-height="11.388cm" draw:shadow="hidden"/>
    </style:style>
    <style:style style:name="pr14" style:family="presentation" style:parent-style-name="Default-title">
      <style:graphic-properties draw:fill-color="#ffffff" fo:min-height="3.256cm"/>
    </style:style>
    <style:style style:name="pr15" style:family="presentation" style:parent-style-name="Default-outline1">
      <style:graphic-properties draw:fill-color="#ffffff" fo:min-height="13.609cm"/>
    </style:style>
    <style:style style:name="pr16" style:family="presentation" style:parent-style-name="Default-notes">
      <style:graphic-properties draw:fill-color="#ffffff" fo:min-height="13.114cm"/>
    </style:style>
    <style:style style:name="pr17" style:family="presentation" style:parent-style-name="Default-notes" style:list-style-name="L1">
      <style:graphic-properties draw:stroke="none" draw:fill="none" draw:fill-color="#ffffff" draw:auto-grow-height="true" fo:min-height="11.388cm" draw:shadow="hidden"/>
    </style:style>
    <style:style style:name="pr18" style:family="presentation" style:parent-style-name="Default-notes" style:list-style-name="L1">
      <style:graphic-properties draw:stroke="none" draw:fill="none" draw:fill-color="#ffffff" draw:auto-grow-height="true" fo:min-height="11.388cm" draw:shadow="hidden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61cm" fo:min-width="0cm" fo:padding-top="0cm" fo:padding-bottom="0cm" fo:padding-left="0cm" fo:padding-right="0cm" fo:wrap-option="wrap" draw:shadow="hidden" draw:shadow-color="#808080"/>
    </style:style>
    <style:style style:name="pr20" style:family="presentation" style:parent-style-name="Default-notes" style:list-style-name="L1">
      <style:graphic-properties draw:stroke="none" draw:fill="none" draw:fill-color="#ffffff" draw:auto-grow-height="true" fo:min-height="11.388cm" draw:shadow="hidden"/>
    </style:style>
    <style:style style:name="pr21" style:family="presentation" style:parent-style-name="Default-notes" style:list-style-name="L1">
      <style:graphic-properties draw:stroke="none" draw:fill="none" draw:fill-color="#ffffff" draw:auto-grow-height="true" fo:min-height="11.388cm" draw:shadow="hidden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152cm" fo:min-width="0cm" fo:padding-top="0cm" fo:padding-bottom="0cm" fo:padding-left="0cm" fo:padding-right="0cm" fo:wrap-option="wrap" draw:shadow="hidden" draw:shadow-color="#808080"/>
    </style:style>
    <style:style style:name="pr23" style:family="presentation" style:parent-style-name="Default-notes" style:list-style-name="L1">
      <style:graphic-properties draw:stroke="none" draw:fill="none" draw:fill-color="#ffffff" draw:auto-grow-height="true" fo:min-height="11.388cm" draw:shadow="hidden"/>
    </style:style>
    <style:style style:name="pr24" style:family="presentation" style:parent-style-name="Default-notes" style:list-style-name="L1">
      <style:graphic-properties draw:stroke="none" draw:fill="none" draw:fill-color="#ffffff" draw:auto-grow-height="true" fo:min-height="11.388cm" draw:shadow="hidden"/>
    </style:style>
    <style:style style:name="P1" style:family="paragraph">
      <style:paragraph-properties fo:margin-left="0cm" fo:margin-right="0cm" fo:line-height="101%" fo:text-indent="0cm" style:punctuation-wrap="hanging" style:line-break="strict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.859cm" fo:margin-right="0cm" fo:margin-top="0.282cm" fo:margin-bottom="0cm" fo:line-height="101%" fo:text-indent="-0.859cm" style:punctuation-wrap="hanging" style:line-break="strict"/>
    </style:style>
    <style:style style:name="P4" style:family="paragraph">
      <style:paragraph-properties fo:margin-left="0.859cm" fo:margin-right="0cm" fo:margin-top="0.282cm" fo:margin-bottom="0cm" fo:line-height="117%" fo:text-indent="-0.859cm" style:punctuation-wrap="hanging" style:line-break="strict"/>
    </style:style>
    <style:style style:name="P5" style:family="paragraph">
      <style:paragraph-properties fo:margin-left="1.2cm" fo:margin-right="0cm" fo:text-indent="-0.9cm"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margin-left="0cm" fo:margin-right="0cm" fo:text-indent="0cm"/>
      <style:text-properties fo:font-size="12pt"/>
    </style:style>
    <style:style style:name="P8" style:family="paragraph">
      <style:paragraph-properties fo:margin-left="1.181cm" fo:margin-right="0cm" fo:margin-top="0.282cm" fo:margin-bottom="0cm" fo:line-height="101%" fo:text-indent="-0.89cm" style:punctuation-wrap="hanging" style:line-break="strict"/>
    </style:style>
    <style:style style:name="P9" style:family="paragraph">
      <style:paragraph-properties fo:margin-left="1.181cm" fo:margin-right="0cm" fo:margin-top="0.282cm" fo:margin-bottom="0cm" fo:line-height="117%" fo:text-indent="-0.89cm" style:punctuation-wrap="hanging" style:line-break="strict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margin-left="0.6cm" fo:margin-right="0cm" fo:text-indent="-0.6cm"/>
    </style:style>
    <style:style style:name="P13" style:family="paragraph">
      <style:paragraph-properties fo:margin-left="0.859cm" fo:margin-right="0cm" fo:margin-top="0.282cm" fo:margin-bottom="0cm" fo:line-height="108%" fo:text-indent="-0.859cm" style:punctuation-wrap="hanging" style:line-break="strict"/>
    </style:style>
    <style:style style:name="P14" style:family="paragraph">
      <style:paragraph-properties fo:margin-left="0cm" fo:margin-right="0cm" fo:margin-top="0.282cm" fo:margin-bottom="0cm" fo:line-height="101%" fo:text-indent="0cm" style:punctuation-wrap="hanging" style:line-break="strict"/>
    </style:style>
    <style:style style:name="P15" style:family="paragraph">
      <style:paragraph-properties fo:margin-left="0cm" fo:margin-right="0cm" fo:margin-top="0.282cm" fo:margin-bottom="0cm" fo:line-height="108%" fo:text-indent="0cm" style:punctuation-wrap="hanging" style:line-break="strict"/>
    </style:style>
    <style:style style:name="P16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7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language="en" fo:country="GB"/>
    </style:style>
    <style:style style:name="T2" style:family="text">
      <style:text-properties fo:font-size="28pt" fo:language="en" fo:country="GB" style:font-size-asian="28pt" style:font-size-complex="28pt"/>
    </style:style>
    <style:style style:name="T3" style:family="text">
      <style:text-properties style:text-position="33% 58%" fo:font-size="28pt" fo:language="en" fo:country="GB" style:font-size-asian="28pt" style:font-size-complex="28pt"/>
    </style:style>
    <style:style style:name="T4" style:family="text">
      <style:text-properties style:text-position="-33% 58%" fo:language="en" fo:country="GB"/>
    </style:style>
    <style:style style:name="T5" style:family="text">
      <style:text-properties fo:font-family="Symbol" style:font-family-generic="roman" style:font-pitch="variable" style:font-charset="x-symbol" fo:language="en" fo:country="GB" style:font-family-asian="Symbol" style:font-family-generic-asian="roman" style:font-pitch-asian="variable" style:font-charset-asian="x-symbol" style:font-family-complex="Symbol" style:font-family-generic-complex="roman" style:font-pitch-complex="variable" style:font-charset-complex="x-symbol"/>
    </style:style>
    <style:style style:name="T6" style:family="text">
      <style:text-properties style:text-position="-33% 58%" fo:font-size="28pt" fo:language="en" fo:country="GB" style:font-size-asian="28pt" style:font-size-complex="28pt"/>
    </style:style>
    <style:style style:name="T7" style:family="text">
      <style:text-properties style:text-position="0% 100%" fo:font-size="28pt" fo:language="en" fo:country="GB" style:font-size-asian="28pt" style:font-size-complex="28pt"/>
    </style:style>
    <style:style style:name="T8" style:family="text">
      <style:text-properties fo:font-size="26pt" fo:language="en" fo:country="GB" style:font-size-asian="26pt" style:font-size-complex="26pt"/>
    </style:style>
    <style:style style:name="T9" style:family="text">
      <style:text-properties style:text-position="-33% 58%" fo:font-size="26pt" fo:language="en" fo:country="GB" style:font-size-asian="26pt" style:font-size-complex="26pt"/>
    </style:style>
    <style:style style:name="T10" style:family="text">
      <style:text-properties fo:font-family="Arial" style:font-pitch="variable" fo:language="en" fo:country="GB" style:font-family-asian="Symbol" style:font-family-generic-asian="roman" style:font-pitch-asian="variable" style:font-charset-asian="x-symbol" style:font-family-complex="Symbol" style:font-family-generic-complex="roman" style:font-pitch-complex="variable" style:font-charset-complex="x-symbol"/>
    </style:style>
    <style:style style:name="T11" style:family="text">
      <style:text-properties style:text-position="-33% 58%" fo:font-family="Arial" style:font-pitch="variable" fo:language="en" fo:country="GB" style:font-family-asian="Symbol" style:font-family-generic-asian="roman" style:font-pitch-asian="variable" style:font-charset-asian="x-symbol" style:font-family-complex="Symbol" style:font-family-generic-complex="roman" style:font-pitch-complex="variable" style:font-charset-complex="x-symbol"/>
    </style:style>
    <style:style style:name="T12" style:family="text">
      <style:text-properties fo:font-family="Symbol" style:font-family-generic="roman" style:font-pitch="variable" style:font-charset="x-symbol" fo:font-size="26pt" fo:language="en" fo:country="GB" style:font-family-asian="Symbol" style:font-family-generic-asian="roman" style:font-pitch-asian="variable" style:font-charset-asian="x-symbol" style:font-size-asian="26pt" style:font-family-complex="Symbol" style:font-family-generic-complex="roman" style:font-pitch-complex="variable" style:font-charset-complex="x-symbol" style:font-size-complex="26pt"/>
    </style:style>
    <style:style style:name="T13" style:family="text">
      <style:text-properties fo:font-family="Arial" style:font-pitch="variable" fo:font-size="26pt" fo:language="en" fo:country="GB" style:font-family-asian="Symbol" style:font-family-generic-asian="roman" style:font-pitch-asian="variable" style:font-charset-asian="x-symbol" style:font-size-asian="26pt" style:font-family-complex="Symbol" style:font-family-generic-complex="roman" style:font-pitch-complex="variable" style:font-charset-complex="x-symbol" style:font-size-complex="26pt"/>
    </style:style>
    <style:style style:name="T14" style:family="text">
      <style:text-properties style:text-position="-33% 58%" fo:font-family="Arial" style:font-pitch="variable" fo:font-size="26pt" fo:language="en" fo:country="GB" style:font-family-asian="Symbol" style:font-family-generic-asian="roman" style:font-pitch-asian="variable" style:font-charset-asian="x-symbol" style:font-size-asian="26pt" style:font-family-complex="Symbol" style:font-family-generic-complex="roman" style:font-pitch-complex="variable" style:font-charset-complex="x-symbol" style:font-size-complex="26pt"/>
    </style:style>
    <style:style style:name="T15" style:family="text">
      <style:text-properties style:text-position="super 63%" fo:language="en" fo:country="GB"/>
    </style:style>
    <style:style style:name="T16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8pt" style:language-asian="zxx" style:country-asian="none" style:font-style-asian="normal" style:font-weight-asian="normal" style:font-family-complex="Tahoma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color="#000000" style:text-outline="false" style:text-line-through-style="none" style:text-position="0% 100%" fo:font-family="Arial" style:font-family-generic="roman" style:font-pitch="variable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Gothic'" style:font-family-generic-asian="system" style:font-pitch-asian="variable" style:font-size-asian="28pt" style:language-asian="zxx" style:country-asian="none" style:font-style-asian="normal" style:font-weight-asian="normal" style:font-family-complex="Tahoma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7cm" svg:height="3.498cm" svg:x="0.202cm" svg:y="-0.121cm" presentation:class="title" presentation:user-transformed="true">
          <draw:text-box>
            <text:p text:style-name="P1"><text:span text:style-name="T1">Mais algoritmos de caminhos mínimos</text:span></text:p>
          </draw:text-box>
        </draw:frame>
        <draw:frame presentation:style-name="pr2" draw:text-style-name="P5" draw:layer="layout" svg:width="24.002cm" svg:height="14.738cm" svg:x="0.498cm" svg:y="2.998cm" presentation:class="outline" presentation:user-transformed="true">
          <draw:text-box>
            <text:p xml:id="id1" text:id="id1" text:style-name="P3"><text:span text:style-name="T2">Sem arcos negativos, de um para todos: Dijkstra. O(n*log(n)+m)‏</text:span></text:p>
            <text:p xml:id="id2" text:id="id2" text:style-name="P4"><text:span text:style-name="T2">Sem arcos negativos, de todos para todos: n Dijkstras. O(n</text:span><text:span text:style-name="T3">2</text:span><text:span text:style-name="T2">*log(n)+n*m)‏</text:span></text:p>
            <text:p xml:id="id3" text:id="id3" text:style-name="P4"><text:span text:style-name="T2">Com arcos negativos, de todos para todos: Floyd. O(n</text:span><text:span text:style-name="T3">3</text:span><text:span text:style-name="T2">)‏</text:span></text:p>
            <text:p xml:id="id4" text:id="id4" text:style-name="P4"><text:span text:style-name="T2">Com arcos negativos, de um para todos: Bellman-Ford. O(n*m)‏</text:span></text:p>
            <text:p xml:id="id5" text:id="id5" text:style-name="P4"><text:span text:style-name="T2">Com arcos negativos, de todos para todos: Johnson. O(n</text:span><text:span text:style-name="T3">2</text:span><text:span text:style-name="T2">*log(n)+n*m)‏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7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7cm" svg:height="3.256cm" svg:x="0.202cm" svg:y="0cm" presentation:class="title" presentation:user-transformed="true">
          <draw:text-box>
            <text:p text:style-name="P1"><text:span text:style-name="T1">Bellman-Ford</text:span></text:p>
          </draw:text-box>
        </draw:frame>
        <draw:frame presentation:style-name="pr5" draw:text-style-name="P5" draw:layer="layout" svg:width="25.198cm" svg:height="13.609cm" svg:x="0.198cm" svg:y="3.713cm" presentation:class="outline" presentation:user-transformed="true">
          <draw:text-box>
            <text:p text:style-name="P3"><text:span text:style-name="T1">Assuma que temos um grafo cujos arcos podem ter custo negativo.</text:span></text:p>
            <text:p text:style-name="P4"><text:span text:style-name="T1">O algoritmo de Bellman-Ford encontra os caminhos mínimos de um vértice s a todo outro vértice ou detecta um ciclo negativo.</text:span></text:p>
          </draw:text-box>
        </draw:frame>
        <presentation:notes draw:style-name="dp2">
          <draw:custom-shape draw:style-name="gr1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6" draw:text-style-name="P7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7cm" svg:height="3.256cm" svg:x="0.202cm" svg:y="0cm" presentation:class="title" presentation:user-transformed="true">
          <draw:text-box>
            <text:p text:style-name="P1"><text:span text:style-name="T1">Bellman-Ford</text:span></text:p>
          </draw:text-box>
        </draw:frame>
        <draw:frame presentation:style-name="pr7" draw:text-style-name="P5" draw:layer="layout" svg:width="25.197cm" svg:height="13.795cm" svg:x="0.202cm" svg:y="3.413cm" presentation:class="outline" presentation:user-transformed="true">
          <draw:text-box>
            <text:p text:style-name="P8"><text:span text:style-name="T1">Inicializa d</text:span><text:span text:style-name="T4">i</text:span><text:span text:style-name="T1"> = +</text:span><text:span text:style-name="T5"></text:span><text:span text:style-name="T1"> para i</text:span><text:span text:style-name="T5"></text:span><text:span text:style-name="T1">s e d</text:span><text:span text:style-name="T4">s</text:span><text:span text:style-name="T1">=0.</text:span></text:p>
            <text:p text:style-name="P8"><text:span text:style-name="T1">Repetir n-1 vezes.</text:span></text:p>
            <text:p text:style-name="P9"><text:span text:style-name="T1"><text:s text:c="3"/></text:span><text:span text:style-name="T1">Para cada arco (u,v) de E</text:span></text:p>
            <text:p text:style-name="P9"><text:span text:style-name="T1"><text:s text:c="6"/></text:span><text:span text:style-name="T1">Se d</text:span><text:span text:style-name="T4">u</text:span><text:span text:style-name="T1">+c(u,v)&lt;d</text:span><text:span text:style-name="T4">v</text:span><text:span text:style-name="T1"> → d</text:span><text:span text:style-name="T4">v</text:span><text:span text:style-name="T1">=d</text:span><text:span text:style-name="T4">u</text:span><text:span text:style-name="T1">+c(u,v)‏</text:span></text:p>
            <text:p text:style-name="P9"><text:span text:style-name="T1">Para cada arco (u,v) de E</text:span></text:p>
            <text:p text:style-name="P9"><text:span text:style-name="T1"><text:s text:c="3"/></text:span><text:span text:style-name="T1">Se d</text:span><text:span text:style-name="T4">u</text:span><text:span text:style-name="T1">+c(u,v)&lt;d</text:span><text:span text:style-name="T4">v</text:span><text:span text:style-name="T1"> → retornar falso</text:span></text:p>
            <text:p text:style-name="P9"><text:span text:style-name="T1">Fim </text:span></text:p>
          </draw:text-box>
        </draw:frame>
        <presentation:notes draw:style-name="dp2">
          <draw:custom-shape draw:style-name="gr1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8" draw:text-style-name="P7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7cm" svg:height="3.255cm" svg:x="0.202cm" svg:y="0cm" presentation:class="title" presentation:user-transformed="true">
          <draw:text-box>
            <text:p text:style-name="P1"><text:span text:style-name="T1">Bellman-Ford</text:span></text:p>
          </draw:text-box>
        </draw:frame>
        <draw:frame presentation:style-name="pr10" draw:text-style-name="P5" draw:layer="layout" svg:width="25.197cm" svg:height="14.966cm" svg:x="0.202cm" svg:y="2.812cm" presentation:class="outline" presentation:user-transformed="true">
          <draw:text-box>
            <text:p text:style-name="P3"><text:span text:style-name="T2">Complexidade O(n*m).</text:span></text:p>
            <text:p xml:id="id6" text:id="id6" text:style-name="P4"><text:span text:style-name="T2">Teorema: Se G não contém ciclos negativos, depois de n-1 iterações, d</text:span><text:span text:style-name="T6">v</text:span><text:span text:style-name="T2"> é igual ao custo do caminho mínimo de s a v.</text:span></text:p>
            <text:p xml:id="id7" text:id="id7" text:style-name="P4"><text:span text:style-name="T2">Dem: Consideremos um caminho mínimo de s a v (s, v</text:span><text:span text:style-name="T6">1</text:span><text:span text:style-name="T2">,v</text:span><text:span text:style-name="T6">2</text:span><text:span text:style-name="T7">, </text:span><text:span text:style-name="T2">... ,v).</text:span></text:p>
            <text:p xml:id="id8" text:id="id8" text:style-name="P4"><text:span text:style-name="T2"><text:s/></text:span><text:span text:style-name="T2">Antes da primeira iteração, d</text:span><text:span text:style-name="T6">s</text:span><text:span text:style-name="T2"> está correto. </text:span></text:p>
            <text:p text:style-name="P4"><text:span text:style-name="T2">Então, depois de uma passagem por E temos que d</text:span><text:span text:style-name="T6">v1</text:span><text:span text:style-name="T7">=c(s,v</text:span><text:span text:style-name="T6">1</text:span><text:span text:style-name="T7">)</text:span><text:span text:style-name="T2"> está correto já que (s,v</text:span><text:span text:style-name="T6">1</text:span><text:span text:style-name="T2">) é um caminho mínimo por ser subcaminho de um caminho mínimo.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1" draw:text-style-name="P7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7cm" svg:height="3.256cm" svg:x="0.202cm" svg:y="0cm" presentation:class="title" presentation:user-transformed="true">
          <draw:text-box>
            <text:p text:style-name="P1"><text:span text:style-name="T1">Bellman-Ford</text:span></text:p>
          </draw:text-box>
        </draw:frame>
        <draw:frame presentation:style-name="pr12" draw:text-style-name="P5" draw:layer="layout" svg:width="25.197cm" svg:height="13.892cm" svg:x="0.202cm" svg:y="3.515cm" presentation:class="outline" presentation:user-transformed="true">
          <draw:text-box>
            <text:p text:style-name="P4"><text:span text:style-name="T2">Depois da segunda passagem por E temos que d</text:span><text:span text:style-name="T6">v2</text:span><text:span text:style-name="T7">=c(s,v</text:span><text:span text:style-name="T6">1</text:span><text:span text:style-name="T7">)+c(s,v</text:span><text:span text:style-name="T6">2</text:span><text:span text:style-name="T7">)</text:span><text:span text:style-name="T2"> e está correto já que (s,v</text:span><text:span text:style-name="T6">1</text:span><text:span text:style-name="T7">,v</text:span><text:span text:style-name="T6">2</text:span><text:span text:style-name="T2">) é um caminho mínimo por ser subcaminho de um caminho mínimo.</text:span></text:p>
            <text:p xml:id="id9" text:id="id9" text:style-name="P3"><text:span text:style-name="T1">Depois da iteraçao k o d</text:span><text:span text:style-name="T4">vk</text:span><text:span text:style-name="T1"> estará correto.</text:span></text:p>
            <text:p xml:id="id10" text:id="id10" text:style-name="P4"><text:span text:style-name="T1">Como o caminho é simples, não pode ter mais do que n vértices.</text:span></text:p>
            <text:p xml:id="id11" text:id="id11" text:style-name="P4"><text:span text:style-name="T1">Pelo que depois de n-1 iterações d</text:span><text:span text:style-name="T4">v</text:span><text:span text:style-name="T1"> estará correto.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3" draw:text-style-name="P7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14" draw:text-style-name="P10" draw:layer="layout" svg:width="25.199cm" svg:height="3.256cm" svg:x="1.4cm" svg:y="0.962cm" presentation:class="title">
          <draw:text-box>
            <text:p text:style-name="P1"><text:span text:style-name="T1">Bellman-Ford</text:span></text:p>
          </draw:text-box>
        </draw:frame>
        <draw:frame presentation:style-name="pr15" draw:text-style-name="P11" draw:layer="layout" svg:width="25.199cm" svg:height="13.609cm" svg:x="1.4cm" svg:y="4.914cm" presentation:class="outline" presentation:user-transformed="true">
          <draw:text-box>
            <text:p text:style-name="P4"><text:span text:style-name="T1">Corolário: Se é possível decrementar o valor de d</text:span><text:span text:style-name="T4">v</text:span><text:span text:style-name="T1"> depois de n-1 iterações → existe um ciclo negativo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6" draw:text-style-name="P1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7cm" svg:height="3.255cm" svg:x="0.202cm" svg:y="0.062cm" presentation:class="title" presentation:user-transformed="true">
          <draw:text-box>
            <text:p text:style-name="P1"><text:span text:style-name="T1">Johnson</text:span></text:p>
          </draw:text-box>
        </draw:frame>
        <draw:frame presentation:style-name="pr5" draw:text-style-name="P5" draw:layer="layout" svg:width="25.197cm" svg:height="13.609cm" svg:x="0.202cm" svg:y="3.713cm" presentation:class="outline" presentation:user-transformed="true">
          <draw:text-box>
            <text:p text:style-name="P3"><text:span text:style-name="T1">De todos para todos com arcos negativos.</text:span></text:p>
            <text:p xml:id="id12" text:id="id12" text:style-name="P4"><text:span text:style-name="T1">Reescrever os custos dos arcos de forma que o problema fique equivalente e sem arcos negativos.</text:span></text:p>
            <text:p xml:id="id13" text:id="id13" text:style-name="P4"><text:span text:style-name="T1">Resolver usando n dijkstras.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7" draw:text-style-name="P7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7cm" svg:height="3.256cm" svg:x="0.202cm" svg:y="0cm" presentation:class="title" presentation:user-transformed="true">
          <draw:text-box>
            <text:p text:style-name="P1"><text:span text:style-name="T1">Johnson</text:span></text:p>
          </draw:text-box>
        </draw:frame>
        <draw:frame presentation:style-name="pr5" draw:text-style-name="P5" draw:layer="layout" svg:width="25.197cm" svg:height="13.609cm" svg:x="0.202cm" svg:y="3.215cm" presentation:class="outline" presentation:user-transformed="true">
          <draw:text-box>
            <text:p text:style-name="P3"><text:span text:style-name="T1">Dado um grafo G(V,E) associamos a cada vértice i um número real h</text:span><text:span text:style-name="T4">i</text:span><text:span text:style-name="T1">.</text:span></text:p>
            <text:p xml:id="id14" text:id="id14" text:style-name="P4"><text:span text:style-name="T1">Redefinimos o custo de cada arco (i,j) como: b(i,j) = c(i,j) + h</text:span><text:span text:style-name="T4">i</text:span><text:span text:style-name="T1"> – h</text:span><text:span text:style-name="T4">j</text:span></text:p>
            <text:p xml:id="id15" text:id="id15" text:style-name="P4"><text:span text:style-name="T1">Lema: p = (v</text:span><text:span text:style-name="T4">0</text:span><text:span text:style-name="T1">, v</text:span><text:span text:style-name="T4">1</text:span><text:span text:style-name="T1">,..., v</text:span><text:span text:style-name="T4">k</text:span><text:span text:style-name="T1">) é um caminho mínimo considerando custos c se e somente se p é um caminho mínimo considerando custos b.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18" draw:text-style-name="P7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8cm" svg:height="3.256cm" svg:x="0.198cm" svg:y="0cm" presentation:class="title" presentation:user-transformed="true">
          <draw:text-box>
            <text:p text:style-name="P1"><text:span text:style-name="T1">Johnson</text:span></text:p>
          </draw:text-box>
        </draw:frame>
        <draw:frame presentation:style-name="pr19" draw:text-style-name="P5" draw:layer="layout" svg:width="25.197cm" svg:height="13.61cm" svg:x="0.202cm" svg:y="2.812cm" presentation:class="outline" presentation:user-transformed="true">
          <draw:text-box>
            <text:p text:style-name="P3"><text:span text:style-name="T8">Dem: b(p) = Soma de i=1 até k de b(v</text:span><text:span text:style-name="T9">i-1</text:span><text:span text:style-name="T8">,v</text:span><text:span text:style-name="T9">i</text:span><text:span text:style-name="T8">)‏</text:span></text:p>
            <text:p xml:id="id16" text:id="id16" text:style-name="P4"><text:span text:style-name="T8">= Soma de i=1 até k de c(v</text:span><text:span text:style-name="T9">i-1</text:span><text:span text:style-name="T8">,v</text:span><text:span text:style-name="T9">i</text:span><text:span text:style-name="T8">) + h</text:span><text:span text:style-name="T9">vi-1</text:span><text:span text:style-name="T8"> - h</text:span><text:span text:style-name="T9">vi</text:span></text:p>
            <text:p xml:id="id17" text:id="id17" text:style-name="P4"><text:span text:style-name="T8">= h</text:span><text:span text:style-name="T9">v0</text:span><text:span text:style-name="T8"> – h</text:span><text:span text:style-name="T9">vk</text:span><text:span text:style-name="T8"> + Soma de i=1 até k de c(v</text:span><text:span text:style-name="T9">i-1</text:span><text:span text:style-name="T8">,v</text:span><text:span text:style-name="T9">i</text:span><text:span text:style-name="T8">)‏</text:span></text:p>
            <text:p xml:id="id18" text:id="id18" text:style-name="P4"><text:span text:style-name="T8">= c(p) + h</text:span><text:span text:style-name="T9">v0</text:span><text:span text:style-name="T8"> – h</text:span><text:span text:style-name="T9">vk</text:span></text:p>
            <text:p xml:id="id19" text:id="id19" text:style-name="P4"><text:span text:style-name="T8">b(p) será mínimo se e somente se c(p) também é mínimo</text:span></text:p>
            <text:p xml:id="id20" text:id="id20" text:style-name="P4"><text:span text:style-name="T8">Os ciclos tem o mesmo custo. (v</text:span><text:span text:style-name="T9">0</text:span><text:span text:style-name="T8"> = v</text:span><text:span text:style-name="T9">k</text:span><text:span text:style-name="T8">).</text:span></text:p>
            <text:p xml:id="id21" text:id="id21" text:style-name="P4"><text:span text:style-name="T8">Considerando custos c temos ciclo negativo se e somente se considerando b também.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0" draw:text-style-name="P7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7cm" svg:height="3.498cm" svg:x="0.202cm" svg:y="-0.121cm" presentation:class="title" presentation:user-transformed="true">
          <draw:text-box>
            <text:p text:style-name="P1"><text:span text:style-name="T1">Reescritura para pesos no negativos</text:span></text:p>
          </draw:text-box>
        </draw:frame>
        <draw:frame presentation:style-name="pr5" draw:text-style-name="P5" draw:layer="layout" svg:width="25.197cm" svg:height="13.609cm" svg:x="0.303cm" svg:y="3.391cm" presentation:class="outline" presentation:user-transformed="true">
          <draw:text-box>
            <text:p text:style-name="P3"><text:span text:style-name="T1">Acrescentamos um vértice artificial s ao grafo e definimos novos arcos (s, i) para todo i </text:span><text:span text:style-name="T5"></text:span><text:span text:style-name="T10">V com custo 0. Isto não cria novos ciclos.</text:span></text:p>
            <text:p xml:id="id22" text:id="id22" text:style-name="P13"><text:span text:style-name="T10">Definimos h</text:span><text:span text:style-name="T11">i</text:span><text:span text:style-name="T10"> como o custo do caminho mínimo de s a i.</text:span></text:p>
            <text:p xml:id="id23" text:id="id23" text:style-name="P13"><text:span text:style-name="T10">Então, para todo arco (i,j), temos h</text:span><text:span text:style-name="T11">j</text:span><text:span text:style-name="T10"> </text:span><text:span text:style-name="T5"></text:span><text:span text:style-name="T10"> h</text:span><text:span text:style-name="T11">i</text:span><text:span text:style-name="T10"> + c(i,j)‏</text:span></text:p>
            <text:p xml:id="id24" text:id="id24" text:style-name="P13"><text:span text:style-name="T10">c(i,j) + h</text:span><text:span text:style-name="T11">i</text:span><text:span text:style-name="T10"> - h</text:span><text:span text:style-name="T11">j</text:span><text:span text:style-name="T10"> = b(i,j) </text:span><text:span text:style-name="T5"></text:span><text:span text:style-name="T10"> 0. <text:s text:c="3"/>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1" draw:text-style-name="P7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2" draw:text-style-name="P5" draw:layer="layout" svg:width="25.197cm" svg:height="15.152cm" svg:x="0.202cm" svg:y="2.901cm" presentation:class="outline" presentation:user-transformed="true">
          <draw:text-box>
            <text:p text:style-name="P14"><text:span text:style-name="T8">Acrescentar s a V e definir novos arcos (s, i) para todo i</text:span><text:span text:style-name="T12"></text:span><text:span text:style-name="T13">V com custo 0. </text:span></text:p>
            <text:p text:style-name="P15"><text:span text:style-name="T13">Executar Bellman-Ford a partir de s.</text:span></text:p>
            <text:p text:style-name="P15"><text:span text:style-name="T13">Se Bellman-Ford falha → existe ciclo negativo</text:span></text:p>
            <text:p text:style-name="P15"><text:span text:style-name="T13">Senão</text:span></text:p>
            <text:p text:style-name="P15"><text:span text:style-name="T13"><text:s text:c="3"/></text:span><text:span text:style-name="T13">Para cada i</text:span><text:span text:style-name="T12"></text:span><text:span text:style-name="T13">V fazer h</text:span><text:span text:style-name="T14">i</text:span><text:span text:style-name="T13"> = custo do caminho mínimo <text:s text:c="17"/>de s a i</text:span></text:p>
            <text:p text:style-name="P15"><text:span text:style-name="T13"><text:s text:c="3"/></text:span><text:span text:style-name="T13">Para cada arco (i,j) fazer c(i,j) = c(i,j) + h</text:span><text:span text:style-name="T14">i</text:span><text:span text:style-name="T13"> – h</text:span><text:span text:style-name="T14">j</text:span></text:p>
            <text:p text:style-name="P15"><text:span text:style-name="T13"><text:s text:c="3"/></text:span><text:span text:style-name="T13">Para cada i</text:span><text:span text:style-name="T12"></text:span><text:span text:style-name="T13">V executar dijkstra desde i</text:span></text:p>
            <text:p text:style-name="P15"><text:span text:style-name="T13"><text:s text:c="6"/></text:span><text:span text:style-name="T13">Para cada j</text:span><text:span text:style-name="T12"></text:span><text:span text:style-name="T13">V fazer d(i,j) = d(i,j) + h</text:span><text:span text:style-name="T14">j</text:span><text:span text:style-name="T13"> - h</text:span><text:span text:style-name="T14">i</text:span></text:p>
          </draw:text-box>
        </draw:frame>
        <presentation:notes draw:style-name="dp2">
          <draw:custom-shape draw:style-name="gr1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3" draw:text-style-name="P7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7cm" svg:height="3.256cm" svg:x="0.202cm" svg:y="0cm" presentation:class="title" presentation:user-transformed="true">
          <draw:text-box>
            <text:p text:style-name="P1"><text:span text:style-name="T1">Johnson</text:span></text:p>
          </draw:text-box>
        </draw:frame>
        <draw:frame presentation:style-name="pr19" draw:text-style-name="P5" draw:layer="layout" svg:width="25.197cm" svg:height="13.61cm" svg:x="0.202cm" svg:y="4.911cm" presentation:class="outline" presentation:user-transformed="true">
          <draw:text-box>
            <text:p text:style-name="P3"><text:span text:style-name="T1">1) O(n)‏</text:span></text:p>
            <text:p text:style-name="P4"><text:span text:style-name="T1">2) O(n*m)‏</text:span></text:p>
            <text:p text:style-name="P4"><text:span text:style-name="T1">5) O(n)</text:span></text:p>
            <text:p text:style-name="P4"><text:span text:style-name="T1">6) O(m)‏</text:span></text:p>
            <text:p text:style-name="P4"><text:span text:style-name="T1">7) O(n</text:span><text:span text:style-name="T15">2</text:span><text:span text:style-name="T1">*log(n)+n*m)‏</text:span></text:p>
            <text:p text:style-name="P4"><text:span text:style-name="T1">8) O(n</text:span><text:span text:style-name="T15">2</text:span><text:span text:style-name="T1">)‏</text:span></text:p>
            <text:p text:style-name="P4"><text:span text:style-name="T1">Johnson O(n</text:span><text:span text:style-name="T15">2</text:span><text:span text:style-name="T1">*log(n)+n*m)‏</text:span></text:p>
          </draw:text-box>
        </draw:frame>
        <presentation:notes draw:style-name="dp2">
          <draw:custom-shape draw:style-name="gr1" draw:text-style-name="P6" draw:layer="layout" svg:width="14.847cm" svg:height="11.134cm" svg:x="3.074cm" svg:y="2.258cm">
            <text:p/>
            <draw:enhanced-geometry svg:viewBox="0 0 21600 21600" draw:type="mso-spt202" draw:enhanced-path="M 0 0 L 21600 0 21600 21600 0 21600 0 0 Z N"/>
          </draw:custom-shape>
          <draw:frame presentation:style-name="pr24" draw:text-style-name="P7" draw:layer="layout" svg:width="15.147cm" svg:height="11.388cm" svg:x="1.904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14" draw:text-style-name="P10" draw:layer="layout" svg:width="25.199cm" svg:height="3.256cm" svg:x="1.4cm" svg:y="0.962cm" presentation:class="title" presentation:placeholder="true">
          <draw:text-box/>
        </draw:frame>
        <draw:frame presentation:style-name="pr15" draw:text-style-name="P11" draw:layer="layout" svg:width="25.199cm" svg:height="13.609cm" svg:x="1.4cm" svg:y="4.914cm" presentation:class="outline" presentation:user-transformed="true">
          <draw:text-box>
            <text:p text:style-name="P11">Exercísio:</text:p>
            <text:p text:style-name="P16"><text:span text:style-name="T16">O algoritmo de Floyd determina apenas os custos dos caminhos mínimos e não os caminhos em sí.</text:span></text:p>
            <text:p text:style-name="P16"><text:span text:style-name="T16">Pense e/ou pesquise como determinar os caminhos mínimos com o algoritmo de Floyd.</text:span></text:p>
            <text:p text:style-name="P16"><text:span text:style-name="T17">Pense e/ou pesquise como podemos usar o algoritmo de Floyd para determinar se existe ciclo negativo.</text:span></text:p>
            <text:p text:style-name="P16"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6" draw:text-style-name="P1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initial-creator>Sebastián Urrutia</meta:initial-creator>
    <meta:creation-date>2011-04-11T14:40:57</meta:creation-date>
    <dc:date>2017-04-06T16:05:21.50</dc:date>
    <meta:editing-cycles>11</meta:editing-cycles>
    <meta:editing-duration>P5DT20H2M47S</meta:editing-duration>
    <meta:document-statistic meta:object-count="72"/>
    <meta:user-defined meta:name="Info 1"/>
    <meta:user-defined meta:name="Info 2"/>
    <meta:user-defined meta:name="Info 3"/>
    <meta:user-defined meta:name="Info 4"/>
  </office:meta>
</office:document-meta>
</file>